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7 *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6351000" calcext:value-type="float">
            <text:p>6351000</text:p>
          </table:table-cell>
          <table:table-cell office:value-type="float" office:value="11689000" calcext:value-type="float">
            <text:p>11689000</text:p>
          </table:table-cell>
          <table:table-cell office:value-type="float" office:value="11131000" calcext:value-type="float">
            <text:p>11131000</text:p>
          </table:table-cell>
          <table:table-cell office:value-type="float" office:value="15011000" calcext:value-type="float">
            <text:p>15011000</text:p>
          </table:table-cell>
          <table:table-cell office:value-type="float" office:value="17462000" calcext:value-type="float">
            <text:p>17462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5815000" calcext:value-type="float">
            <text:p>-5815000</text:p>
          </table:table-cell>
          <table:table-cell office:value-type="float" office:value="-10534000" calcext:value-type="float">
            <text:p>-10534000</text:p>
          </table:table-cell>
          <table:table-cell office:value-type="float" office:value="-10432000" calcext:value-type="float">
            <text:p>-10432000</text:p>
          </table:table-cell>
          <table:table-cell office:value-type="float" office:value="-14861000" calcext:value-type="float">
            <text:p>-14861000</text:p>
          </table:table-cell>
          <table:table-cell office:value-type="float" office:value="-16830000" calcext:value-type="float">
            <text:p>-168300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536000" calcext:value-type="float">
            <text:p>53600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699000" calcext:value-type="float">
            <text:p>699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632000" calcext:value-type="float">
            <text:p>632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399000" calcext:value-type="float">
            <text:p>399000</text:p>
          </table:table-cell>
          <table:table-cell office:value-type="float" office:value="939000" calcext:value-type="float">
            <text:p>939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23000" calcext:value-type="float">
            <text:p>523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56" calcext:value-type="float">
            <text:p>1,56</text:p>
          </table:table-cell>
          <table:table-cell office:value-type="float" office:value="3.66" calcext:value-type="float">
            <text:p>3,66</text:p>
          </table:table-cell>
          <table:table-cell office:value-type="float" office:value="2.18" calcext:value-type="float">
            <text:p>2,18</text:p>
          </table:table-cell>
          <table:table-cell office:value-type="float" office:value="0.22" calcext:value-type="float">
            <text:p>0,22</text:p>
          </table:table-cell>
          <table:table-cell office:value-type="float" office:value="2.04" calcext:value-type="float">
            <text:p>2,04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256403686" calcext:value-type="float">
            <text:p>256403686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7 *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4176000" calcext:value-type="float">
            <text:p>4176000</text:p>
          </table:table-cell>
          <table:table-cell office:value-type="float" office:value="4157000" calcext:value-type="float">
            <text:p>4157000</text:p>
          </table:table-cell>
          <table:table-cell office:value-type="float" office:value="4090000" calcext:value-type="float">
            <text:p>4090000</text:p>
          </table:table-cell>
          <table:table-cell office:value-type="float" office:value="4058000" calcext:value-type="float">
            <text:p>4058000</text:p>
          </table:table-cell>
          <table:table-cell office:value-type="float" office:value="4086000" calcext:value-type="float">
            <text:p>4086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901000" calcext:value-type="float">
            <text:p>2901000</text:p>
          </table:table-cell>
          <table:table-cell office:value-type="float" office:value="3285000" calcext:value-type="float">
            <text:p>3285000</text:p>
          </table:table-cell>
          <table:table-cell office:value-type="float" office:value="2655000" calcext:value-type="float">
            <text:p>2655000</text:p>
          </table:table-cell>
          <table:table-cell office:value-type="float" office:value="2333000" calcext:value-type="float">
            <text:p>2333000</text:p>
          </table:table-cell>
          <table:table-cell office:value-type="float" office:value="2954000" calcext:value-type="float">
            <text:p>29540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7077000" calcext:value-type="float">
            <text:p>7077000</text:p>
          </table:table-cell>
          <table:table-cell office:value-type="float" office:value="7443000" calcext:value-type="float">
            <text:p>7443000</text:p>
          </table:table-cell>
          <table:table-cell office:value-type="float" office:value="6793000" calcext:value-type="float">
            <text:p>6793000</text:p>
          </table:table-cell>
          <table:table-cell office:value-type="float" office:value="6494000" calcext:value-type="float">
            <text:p>6494000</text:p>
          </table:table-cell>
          <table:table-cell office:value-type="float" office:value="7040000" calcext:value-type="float">
            <text:p>7040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3875000" calcext:value-type="float">
            <text:p>3875000</text:p>
          </table:table-cell>
          <table:table-cell office:value-type="float" office:value="3733000" calcext:value-type="float">
            <text:p>3733000</text:p>
          </table:table-cell>
          <table:table-cell office:value-type="float" office:value="3084000" calcext:value-type="float">
            <text:p>3084000</text:p>
          </table:table-cell>
          <table:table-cell office:value-type="float" office:value="2641000" calcext:value-type="float">
            <text:p>2641000</text:p>
          </table:table-cell>
          <table:table-cell office:value-type="float" office:value="2908000" calcext:value-type="float">
            <text:p>2908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3202000" calcext:value-type="float">
            <text:p>3202000</text:p>
          </table:table-cell>
          <table:table-cell office:value-type="float" office:value="3710000" calcext:value-type="float">
            <text:p>3710000</text:p>
          </table:table-cell>
          <table:table-cell office:value-type="float" office:value="3709000" calcext:value-type="float">
            <text:p>3709000</text:p>
          </table:table-cell>
          <table:table-cell office:value-type="float" office:value="3853000" calcext:value-type="float">
            <text:p>3853000</text:p>
          </table:table-cell>
          <table:table-cell office:value-type="float" office:value="4132000" calcext:value-type="float">
            <text:p>4132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7077000" calcext:value-type="float">
            <text:p>7077000</text:p>
          </table:table-cell>
          <table:table-cell office:value-type="float" office:value="7443000" calcext:value-type="float">
            <text:p>7443000</text:p>
          </table:table-cell>
          <table:table-cell office:value-type="float" office:value="6793000" calcext:value-type="float">
            <text:p>6793000</text:p>
          </table:table-cell>
          <table:table-cell office:value-type="float" office:value="6494000" calcext:value-type="float">
            <text:p>6494000</text:p>
          </table:table-cell>
          <table:table-cell office:value-type="float" office:value="7040000" calcext:value-type="float">
            <text:p>704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46:18.0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3S</meta:editing-duration>
    <meta:editing-cycles>3</meta:editing-cycles>
    <meta:generator>LibreOffice/5.4.2.2$Windows_X86_64 LibreOffice_project/22b09f6418e8c2d508a9eaf86b2399209b0990f4</meta:generator>
    <dc:date>2017-11-22T11:53:09.490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